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5.677cm"/>
    </style:style>
    <style:style style:name="pr2" style:family="presentation" style:parent-style-name="Default-outline1">
      <style:graphic-properties fo:min-height="10.065cm"/>
    </style:style>
    <style:style style:name="pr3" style:family="presentation" style:parent-style-name="Default-outline1">
      <style:graphic-properties fo:min-height="6.5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outline1">
      <style:graphic-properties fo:min-height="22.366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outline1">
      <style:graphic-properties fo:min-height="8.001cm"/>
    </style:style>
    <style:style style:name="pr10" style:family="presentation" style:parent-style-name="Default-outline1">
      <style:graphic-properties fo:min-height="27.083cm"/>
    </style:style>
    <style:style style:name="pr11" style:family="presentation" style:parent-style-name="Default-outline1">
      <style:graphic-properties fo:min-height="25.533cm"/>
    </style:style>
    <style:style style:name="pr12" style:family="presentation" style:parent-style-name="Default-outline1">
      <style:graphic-properties fo:min-height="21.021cm"/>
    </style:style>
    <style:style style:name="pr13" style:family="presentation" style:parent-style-name="Default-outline1">
      <style:graphic-properties fo:min-height="17.273cm"/>
    </style:style>
    <style:style style:name="pr14" style:family="presentation" style:parent-style-name="Default-outline1">
      <style:graphic-properties fo:min-height="24.929cm"/>
    </style:style>
    <style:style style:name="pr15" style:family="presentation" style:parent-style-name="Default-outline1">
      <style:graphic-properties fo:min-height="22.953cm"/>
    </style:style>
    <style:style style:name="pr16" style:family="presentation" style:parent-style-name="Default-outline1">
      <style:graphic-properties fo:min-height="24.837cm"/>
    </style:style>
    <style:style style:name="pr17" style:family="presentation" style:parent-style-name="Default-outline1">
      <style:graphic-properties fo:min-height="19.359cm"/>
    </style:style>
    <style:style style:name="P1" style:family="paragraph"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style:text-autospace="none"/>
    </style:style>
    <style:style style:name="P4" style:family="paragraph"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text-properties fo:font-size="20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style:text-autospace="none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993366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7" style:family="text">
      <style:text-properties fo:color="#9876aa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8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9" style:family="text">
      <style:text-properties fo:color="#a9b7c6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10" style:family="text">
      <style:text-properties fo:color="#0099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11" style:family="text">
      <style:text-properties fo:color="#6a8759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12" style:family="text">
      <style:text-properties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style:letter-kerning="true" style:font-family-asian="'Courier New'" style:font-family-generic-asian="modern" style:font-pitch-asian="fixed" style:font-size-asian="20pt" style:language-asian="zxx" style:country-asian="none" style:font-style-asian="normal" style:font-family-complex="'Courier New'" style:font-family-generic-complex="modern" style:font-pitch-complex="fixed" style:font-size-complex="20pt" style:language-complex="zxx" style:country-complex="none" style:font-style-complex="normal" style:text-emphasize="none" style:font-relief="none"/>
    </style:style>
    <style:style style:name="T13" style:family="text">
      <style:text-properties fo:color="#ffc66d" style:text-outline="false" style:text-line-through-style="none" fo:font-family="'Courier New'" style:font-family-generic="modern" style:font-pitch="fixed" fo:font-size="9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9pt" style:language-asian="zxx" style:country-asian="none" style:font-style-asian="normal" style:font-weight-asian="bold" style:font-family-complex="'Courier New'" style:font-family-generic-complex="modern" style:font-pitch-complex="fixed" style:font-size-complex="5.09999990463257pt" style:language-complex="zxx" style:country-complex="none" style:font-style-complex="normal" style:font-weight-complex="bold" style:text-emphasize="none" style:font-relief="none"/>
    </style:style>
    <style:style style:name="T14" style:family="text">
      <style:text-properties fo:color="#ff66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15" style:family="text">
      <style:text-properties fo:color="#ffc66d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16" style:family="text">
      <style:text-properties fo:color="#0000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17" style:family="text">
      <style:text-properties fo:color="#a9b7c6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18" style:family="text">
      <style:text-properties fo:color="#0099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19" style:family="text">
      <style:text-properties fo:color="#6a8759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0000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normal" style:font-family-complex="'Courier New'" style:font-family-generic-complex="modern" style:font-pitch-complex="fixed" style:font-size-complex="22pt" style:language-complex="zxx" style:country-complex="none" style:font-style-complex="normal" style:font-weight-complex="normal" style:text-emphasize="none" style:font-relief="none"/>
    </style:style>
    <style:style style:name="T22" style:family="text">
      <style:text-properties fo:color="#ffc66d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normal" style:font-family-complex="'Courier New'" style:font-family-generic-complex="modern" style:font-pitch-complex="fixed" style:font-size-complex="22pt" style:language-complex="zxx" style:country-complex="none" style:font-style-complex="normal" style:font-weight-complex="normal" style:text-emphasize="none" style:font-relief="none"/>
    </style:style>
    <style:style style:name="T23" style:family="text">
      <style:text-properties fo:color="#a9b7c6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normal" style:font-family-complex="'Courier New'" style:font-family-generic-complex="modern" style:font-pitch-complex="fixed" style:font-size-complex="22pt" style:language-complex="zxx" style:country-complex="none" style:font-style-complex="normal" style:font-weight-complex="normal" style:text-emphasize="none" style:font-relief="none"/>
    </style:style>
    <style:style style:name="T24" style:family="text">
      <style:text-properties fo:color="#0099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normal" style:font-family-complex="'Courier New'" style:font-family-generic-complex="modern" style:font-pitch-complex="fixed" style:font-size-complex="22pt" style:language-complex="zxx" style:country-complex="none" style:font-style-complex="normal" style:font-weight-complex="normal" style:text-emphasize="none" style:font-relief="none"/>
    </style:style>
    <style:style style:name="T25" style:family="text">
      <style:text-properties fo:color="#6a8759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normal" style:font-family-complex="'Courier New'" style:font-family-generic-complex="modern" style:font-pitch-complex="fixed" style:font-size-complex="22pt" style:language-complex="zxx" style:country-complex="none" style:font-style-complex="normal" style:font-weight-complex="normal" style:text-emphasize="none" style:font-relief="none"/>
    </style:style>
    <style:style style:name="T26" style:family="text">
      <style:text-properties fo:color="#993366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27" style:family="text">
      <style:text-properties fo:color="#9876aa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normal" style:font-family-complex="'Courier New'" style:font-family-generic-complex="modern" style:font-pitch-complex="fixed" style:font-size-complex="22pt" style:language-complex="zxx" style:country-complex="none" style:font-style-complex="normal" style:font-weight-complex="normal" style:text-emphasize="none" style:font-relief="none"/>
    </style:style>
    <style:style style:name="T28" style:family="text">
      <style:text-properties fo:color="#9876aa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29" style:family="text">
      <style:text-properties fo:color="#ffc66d" style:text-outline="false" style:text-line-through-style="none" fo:font-family="'Courier New'" style:font-family-generic="modern" style:font-pitch="fixed" fo:font-size="9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9pt" style:language-asian="zxx" style:country-asian="none" style:font-style-asian="normal" style:font-weight-asian="normal" style:font-family-complex="'Courier New'" style:font-family-generic-complex="modern" style:font-pitch-complex="fixed" style:font-size-complex="5.09999990463257pt" style:language-complex="zxx" style:country-complex="none" style:font-style-complex="normal" style:font-weight-complex="normal" style:text-emphasize="none" style:font-relief="none"/>
    </style:style>
    <style:style style:name="T30" style:family="text">
      <style:text-properties fo:color="#000000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style:letter-kerning="true" style:font-family-asian="'Courier New'" style:font-family-generic-asian="modern" style:font-pitch-asian="fixed" style:font-size-asian="22pt" style:language-asian="zxx" style:country-asian="none" style:font-style-asian="normal" style:font-family-complex="'Courier New'" style:font-family-generic-complex="modern" style:font-pitch-complex="fixed" style:font-size-complex="22pt" style:language-complex="zxx" style:country-complex="none" style:font-style-complex="normal" style:text-emphasize="none" style:font-relief="none"/>
    </style:style>
    <style:style style:name="T31" style:family="text">
      <style:text-properties fo:color="#a9b7c6" style:text-outline="false" style:text-line-through-style="none" fo:font-family="'Courier New'" style:font-family-generic="modern" style:font-pitch="fixed" fo:font-size="9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9pt" style:language-asian="zxx" style:country-asian="none" style:font-style-asian="normal" style:font-weight-asian="bold" style:font-family-complex="'Courier New'" style:font-family-generic-complex="modern" style:font-pitch-complex="fixed" style:font-size-complex="5.09999990463257pt" style:language-complex="zxx" style:country-complex="none" style:font-style-complex="normal" style:font-weight-complex="bold" style:text-emphasize="none" style:font-relief="none"/>
    </style:style>
    <style:style style:name="T32" style:family="text">
      <style:text-properties style:use-window-font-color="true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33" style:family="text">
      <style:text-properties fo:color="#111111" style:text-outline="false" style:text-line-through-style="none" fo:font-family="'Courier New'" style:font-family-generic="modern" style:font-pitch="fixed" fo:font-size="2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2pt" style:language-asian="zxx" style:country-asian="none" style:font-style-asian="normal" style:font-weight-asian="bold" style:font-family-complex="'Courier New'" style:font-family-generic-complex="modern" style:font-pitch-complex="fixed" style:font-size-complex="22pt" style:language-complex="zxx" style:country-complex="none" style:font-style-complex="normal" style:font-weight-complex="bold" style:text-emphasize="none" style:font-relief="none"/>
    </style:style>
    <style:style style:name="T34" style:family="text">
      <style:text-properties fo:color="#ff66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35" style:family="text">
      <style:text-properties fo:color="#ffc66d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20pt" style:language-asian="zxx" style:country-asian="none" style:font-style-asian="normal" style:font-weight-asian="bold" style:font-family-complex="'Courier New'" style:font-family-generic-complex="modern" style:font-pitch-complex="fixed" style:font-size-complex="20pt" style:language-complex="zxx" style:country-complex="none" style:font-style-complex="normal" style:font-weight-complex="bold" style:text-emphasize="none" style:font-relief="none"/>
    </style:style>
    <style:style style:name="T36" style:family="text">
      <style:text-properties fo:color="#6a8759" style:text-outline="false" style:text-line-through-style="none" fo:font-family="'Courier New'" style:font-family-generic="modern" style:font-pitch="fixed" fo:font-size="9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9pt" style:language-asian="zxx" style:country-asian="none" style:font-style-asian="normal" style:font-weight-asian="bold" style:font-family-complex="'Courier New'" style:font-family-generic-complex="modern" style:font-pitch-complex="fixed" style:font-size-complex="5.09999990463257pt" style:language-complex="zxx" style:country-complex="none" style:font-style-complex="normal" style:font-weight-complex="bold" style:text-emphasize="none" style:font-relief="none"/>
    </style:style>
    <style:style style:name="T37" style:family="text">
      <style:text-properties style:text-outline="false" style:text-line-through-style="none" fo:font-family="'Courier New'" style:font-family-generic="modern" style:font-pitch="fixed" fo:font-size="9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9pt" style:language-asian="zxx" style:country-asian="none" style:font-style-asian="normal" style:font-weight-asian="bold" style:font-family-complex="'Courier New'" style:font-family-generic-complex="modern" style:font-pitch-complex="fixed" style:font-size-complex="5.09999990463257pt" style:language-complex="zxx" style:country-complex="none" style:font-style-complex="normal" style:font-weight-complex="bold" style:text-emphasize="none" style:font-relief="none"/>
    </style:style>
    <style:style style:name="T38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draw:frame presentation:style-name="pr1" draw:text-style-name="P1" draw:layer="layout" svg:width="25.199cm" svg:height="5.677cm" svg:x="1cm" svg:y="2.323cm" presentation:class="title" presentation:user-transformed="true">
          <draw:text-box>
            <text:p><text:span text:style-name="T1">Semestrální práce</text:span><text:span text:style-name="T1"><text:line-break/></text:span><text:span text:style-name="T1">-</text:span><text:span text:style-name="T1"><text:line-break/></text:span><text:span text:style-name="T1">KIV/FJP</text:span></text:p>
          </draw:text-box>
        </draw:frame>
        <draw:frame presentation:style-name="pr2" draw:layer="layout" svg:width="25.199cm" svg:height="10.065cm" svg:x="1.301cm" svg:y="9.5cm" presentation:class="outline" presentation:user-transformed="true">
          <draw:text-box>
            <text:list text:style-name="L2">
              <text:list-header>
                <text:p><text:span text:style-name="T2">Zadání</text:span>: 1. Tvorba překladače zvoleného jazyka</text:p>
                <text:p><text:span text:style-name="T2">Jazyk:</text:span> Podmnožina jazyka ANSI C</text:p>
                <text:p><text:span text:style-name="T2">Architektura:</text:span> Instrukční sada PL/0 </text:p>
                <text:p/>
              </text:list-header>
            </text:list>
          </draw:text-box>
        </draw:frame>
        <draw:frame presentation:style-name="pr3" draw:text-style-name="P2" draw:layer="layout" svg:width="25.199cm" svg:height="6.5cm" svg:x="-0.199cm" svg:y="19cm" presentation:class="outline" presentation:user-transformed="true">
          <draw:text-box>
            <text:list text:style-name="L2">
              <text:list-header>
                <text:p><text:span text:style-name="T3">Tým:</text:span><text:span text:style-name="T4"> P. Patera, L. Kaňák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5" draw:text-style-name="P4" draw:layer="layout" svg:width="25.199cm" svg:height="22.366cm" svg:x="1.301cm" svg:y="0.5cm" presentation:class="outline" presentation:user-transformed="true">
          <draw:text-box>
            <text:p text:style-name="P3"><text:span text:style-name="T6">ID</text:span><text:span text:style-name="T7"><text:line-break/></text:span><text:span text:style-name="T7"><text:tab/></text:span><text:span text:style-name="T8">: (</text:span><text:span text:style-name="T6">ALPHABET</text:span><text:span text:style-name="T7"> </text:span><text:span text:style-name="T8">|</text:span><text:span text:style-name="T9"> </text:span><text:span text:style-name="T6">CHARS</text:span><text:span text:style-name="T8">)</text:span><text:span text:style-name="T9"> </text:span><text:span text:style-name="T8">(</text:span><text:span text:style-name="T6">ALPHABET_NUMERIC</text:span><text:span text:style-name="T7"> </text:span><text:span text:style-name="T8">|</text:span><text:span text:style-name="T9"> </text:span><text:span text:style-name="T6">CHARS</text:span><text:span text:style-name="T8">)*</text:span><text:span text:style-name="T9"><text:line-break/></text:span><text:span text:style-name="T9"> <text:s text:c="2"/></text:span><text:span text:style-name="T8">;</text:span></text:p>
            <text:p text:style-name="P3"><text:span text:style-name="T6">NUMERIC</text:span><text:span text:style-name="T7"><text:line-break/></text:span><text:span text:style-name="T7"> <text:s text:c="2"/></text:span><text:span text:style-name="T8">:</text:span><text:span text:style-name="T9"> </text:span><text:span text:style-name="T8">(</text:span><text:span text:style-name="T10">'0'</text:span><text:span text:style-name="T8">..</text:span><text:span text:style-name="T10">'9'</text:span><text:span text:style-name="T8">)</text:span><text:span text:style-name="T9"><text:line-break/></text:span><text:span text:style-name="T9"> <text:s text:c="2"/></text:span><text:span text:style-name="T8">;</text:span></text:p>
            <text:p text:style-name="P3"><text:span text:style-name="T6">CHARS</text:span><text:span text:style-name="T7"><text:line-break/></text:span><text:span text:style-name="T7"> <text:s text:c="2"/></text:span><text:span text:style-name="T8">:</text:span><text:span text:style-name="T9"> </text:span><text:span text:style-name="T10">'_'</text:span><text:span text:style-name="T11"><text:line-break/></text:span><text:span text:style-name="T11"> <text:s text:c="2"/></text:span><text:span text:style-name="T8">;</text:span><text:span text:style-name="T9"><text:line-break/></text:span><text:span text:style-name="T6">ALPHABET</text:span><text:span text:style-name="T7"><text:line-break/></text:span><text:span text:style-name="T7"> <text:s text:c="2"/></text:span><text:span text:style-name="T8">:</text:span><text:span text:style-name="T9"> </text:span><text:span text:style-name="T8">(</text:span><text:span text:style-name="T10">'A'</text:span><text:span text:style-name="T8">..</text:span><text:span text:style-name="T10">'Z'</text:span><text:span text:style-name="T11"> </text:span><text:span text:style-name="T8">|</text:span><text:span text:style-name="T9"> </text:span><text:span text:style-name="T10">'a'</text:span><text:span text:style-name="T8">..</text:span><text:span text:style-name="T10">'z'</text:span><text:span text:style-name="T8">)</text:span><text:span text:style-name="T9"><text:line-break/></text:span><text:span text:style-name="T9"> <text:s text:c="2"/></text:span><text:span text:style-name="T8">;</text:span></text:p>
            <text:p text:style-name="P3"><text:span text:style-name="T6">ALPHABET_NUMERIC</text:span><text:span text:style-name="T7"><text:line-break/></text:span><text:span text:style-name="T7"> <text:s text:c="2"/></text:span><text:span text:style-name="T8">:</text:span><text:span text:style-name="T9"> </text:span><text:span text:style-name="T6">ALPHABET</text:span><text:span text:style-name="T7"> </text:span><text:span text:style-name="T8">|</text:span><text:span text:style-name="T9"> </text:span><text:span text:style-name="T6">NUMERIC</text:span><text:span text:style-name="T7"><text:line-break/></text:span><text:span text:style-name="T7"> <text:s text:c="2"/></text:span><text:span text:style-name="T8">;</text:span></text:p>
            <text:p text:style-name="P3"><text:span text:style-name="T6">SPECIAL_CHARS</text:span><text:span text:style-name="T7"><text:line-break/></text:span><text:span text:style-name="T7"> <text:s text:c="2"/></text:span><text:span text:style-name="T8">:</text:span><text:span text:style-name="T9"> </text:span><text:span text:style-name="T10">'"'</text:span><text:span text:style-name="T11"><text:line-break/></text:span><text:span text:style-name="T11"> <text:s text:c="2"/></text:span><text:span text:style-name="T8">;</text:span><text:span text:style-name="T9"><text:line-break/></text:span><text:span text:style-name="T9"><text:line-break/></text:span><text:span text:style-name="T6">ESCAPE</text:span><text:span text:style-name="T7"><text:line-break/></text:span><text:span text:style-name="T7"><text:tab/></text:span><text:span text:style-name="T8">:</text:span><text:span text:style-name="T9"> </text:span><text:span text:style-name="T10">'/'</text:span><text:span text:style-name="T11"> </text:span><text:span text:style-name="T6">SPECIAL_CHARS</text:span><text:span text:style-name="T7"><text:line-break/></text:span><text:span text:style-name="T7"> <text:s text:c="2"/></text:span><text:span text:style-name="T8">;</text:span></text:p>
            <text:p text:style-name="P3"><text:span text:style-name="T12"/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7" draw:text-style-name="P6" draw:layer="layout" svg:width="25.199cm" svg:height="3.506cm" svg:x="1.4cm" svg:y="0.837cm" presentation:class="title">
          <draw:text-box>
            <text:p><text:span text:style-name="T2">Gramatika</text:span></text:p>
          </draw:text-box>
        </draw:frame>
        <draw:frame presentation:style-name="pr8" draw:text-style-name="P6" draw:layer="layout" svg:width="26.5cm" svg:height="13.859cm" svg:x="0cm" svg:y="4.641cm" presentation:class="outline" presentation:user-transformed="true">
          <draw:text-box>
            <text:list text:style-name="L2">
              <text:list-item>
                <text:p><text:span text:style-name="T2">Datové typy</text:span></text:p>
              </text:list-item>
            </text:list>
            <text:p text:style-name="P3"><text:span text:style-name="T13"><text:s/></text:span><text:span text:style-name="T13"><text:tab/></text:span><text:span text:style-name="T13"><text:tab/></text:span><text:span text:style-name="T14">data_type</text:span><text:span text:style-name="T15"><text:line-break/></text:span><text:span text:style-name="T15"> <text:s text:c="2"/></text:span><text:span text:style-name="T15"><text:tab/></text:span><text:span text:style-name="T15"><text:tab/></text:span><text:span text:style-name="T15"> </text:span><text:span text:style-name="T16">:</text:span><text:span text:style-name="T17"> </text:span><text:span text:style-name="T18">'string'</text:span><text:span text:style-name="T19"><text:line-break/></text:span><text:span text:style-name="T19"> <text:s text:c="2"/></text:span><text:span text:style-name="T19"><text:tab/></text:span><text:span text:style-name="T19"> </text:span><text:span text:style-name="T19"><text:tab/></text:span><text:span text:style-name="T19"> </text:span><text:span text:style-name="T16">|</text:span><text:span text:style-name="T17"> </text:span><text:span text:style-name="T18">'int'</text:span><text:span text:style-name="T19"><text:line-break/></text:span><text:span text:style-name="T19"> <text:s text:c="2"/></text:span><text:span text:style-name="T19"><text:tab/></text:span><text:span text:style-name="T19"> </text:span><text:span text:style-name="T19"><text:tab/></text:span><text:span text:style-name="T19"> </text:span><text:span text:style-name="T16">|</text:span><text:span text:style-name="T17"> </text:span><text:span text:style-name="T18">'boolean'</text:span><text:span text:style-name="T19"><text:line-break/></text:span><text:span text:style-name="T19"> <text:s text:c="3"/></text:span><text:span text:style-name="T19"><text:tab/></text:span><text:span text:style-name="T19"> </text:span><text:span text:style-name="T19"><text:tab/></text:span><text:span text:style-name="T19"> </text:span><text:span text:style-name="T16">;</text:span></text:p>
          </draw:text-box>
        </draw:frame>
        <draw:frame presentation:style-name="pr9" draw:text-style-name="P6" draw:layer="layout" svg:width="25.1cm" svg:height="8.001cm" svg:x="1.4cm" svg:y="11.999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String – </text:span><text:span text:style-name="T20">řetězec znaků</text:span></text:p>
                  </text:list-item>
                </text:list>
              </text:list-item>
            </text:list>
            <text:p text:style-name="P3"><text:span text:style-name="T21"><text:s/></text:span><text:span text:style-name="T21"><text:tab/></text:span><text:span text:style-name="T21"><text:tab/></text:span><text:span text:style-name="T21"><text:tab/></text:span><text:span text:style-name="T14">str</text:span><text:span text:style-name="T22"><text:line-break/></text:span><text:span text:style-name="T22"> <text:s text:c="3"/></text:span><text:span text:style-name="T22"><text:tab/></text:span><text:span text:style-name="T22"><text:tab/></text:span><text:span text:style-name="T22"><text:tab/></text:span><text:span text:style-name="T16">:</text:span><text:span text:style-name="T23"> </text:span><text:span text:style-name="T24">'"'</text:span><text:span text:style-name="T25"> </text:span><text:span text:style-name="T16">(~</text:span><text:span text:style-name="T26">SPECIAL_CHARS</text:span><text:span text:style-name="T27"> </text:span><text:span text:style-name="T21">|</text:span><text:span text:style-name="T23"> </text:span><text:span text:style-name="T26">ESCAPE</text:span><text:span text:style-name="T16">)*</text:span><text:span text:style-name="T23"> </text:span><text:span text:style-name="T18">'"'</text:span><text:span text:style-name="T25"><text:line-break/></text:span><text:span text:style-name="T25"> <text:s text:c="3"/></text:span><text:span text:style-name="T25"><text:tab/></text:span><text:span text:style-name="T25"><text:tab/></text:span><text:span text:style-name="T25"><text:tab/></text:span><text:span text:style-name="T16">;</text:span></text:p>
            <text:p text:style-name="P3"><text:span text:style-name="T16"/></text:p>
            <text:p text:style-name="P3"><text:span text:style-name="T13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0" draw:text-style-name="P6" draw:layer="layout" svg:width="26.5cm" svg:height="27.083cm" svg:x="0cm" svg:y="0.643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Int – </text:span><text:span text:style-name="T20">celé číslo</text:span></text:p>
                  </text:list-item>
                </text:list>
              </text:list-item>
            </text:list>
            <text:p text:style-name="P3"><text:span text:style-name="T14"><text:s/></text:span><text:span text:style-name="T14"><text:tab/></text:span><text:span text:style-name="T14"><text:tab/></text:span><text:span text:style-name="T14"><text:tab/></text:span><text:span text:style-name="T14">int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5"><text:tab/></text:span><text:span text:style-name="T16">:</text:span><text:span text:style-name="T17"> </text:span><text:span text:style-name="T26">NUMERIC</text:span><text:span text:style-name="T16">+</text:span><text:span text:style-name="T17"><text:line-break/></text:span><text:span text:style-name="T17"> <text:s text:c="3"/></text:span><text:span text:style-name="T17"><text:tab/></text:span><text:span text:style-name="T17"><text:tab/></text:span><text:span text:style-name="T17"><text:tab/></text:span><text:span text:style-name="T16">;</text:span></text:p>
            <text:list text:continue-numbering="true" text:style-name="L2">
              <text:list-item>
                <text:list>
                  <text:list-item>
                    <text:p><text:span text:style-name="T2">Real</text:span><text:span text:style-name="T20"> – reálné číslo</text:span></text:p>
                  </text:list-item>
                </text:list>
              </text:list-item>
            </text:list>
            <text:p text:style-name="P3"><text:span text:style-name="T14"><text:s/></text:span><text:span text:style-name="T14"><text:tab/></text:span><text:span text:style-name="T14"><text:tab/></text:span><text:span text:style-name="T14"><text:tab/></text:span><text:span text:style-name="T14">real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5"><text:tab/></text:span><text:span text:style-name="T16">:</text:span><text:span text:style-name="T17"> </text:span><text:span text:style-name="T14">int</text:span><text:span text:style-name="T15"> </text:span><text:span text:style-name="T16">(</text:span><text:span text:style-name="T18">'.'</text:span><text:span text:style-name="T19"> </text:span><text:span text:style-name="T14">int</text:span><text:span text:style-name="T16">)?</text:span><text:span text:style-name="T17"><text:line-break/></text:span><text:span text:style-name="T17"> <text:s text:c="3"/></text:span><text:span text:style-name="T17"><text:tab/></text:span><text:span text:style-name="T17"><text:tab/></text:span><text:span text:style-name="T17"><text:tab/></text:span><text:span text:style-name="T16">;</text:span></text:p>
            <text:list text:continue-numbering="true" text:style-name="L2">
              <text:list-item>
                <text:list>
                  <text:list-item>
                    <text:p><text:span text:style-name="T2">Boolean</text:span><text:span text:style-name="T20"> – logický datový typ</text:span></text:p>
                  </text:list-item>
                </text:list>
              </text:list-item>
            </text:list>
            <text:p text:style-name="P3"><text:span text:style-name="T15"><text:s/></text:span><text:span text:style-name="T15"><text:tab/></text:span><text:span text:style-name="T15"><text:tab/></text:span><text:span text:style-name="T15"><text:tab/></text:span><text:span text:style-name="T14">boolean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5"><text:tab/></text:span><text:span text:style-name="T16">: </text:span><text:span text:style-name="T18">'true'</text:span><text:span text:style-name="T19"> </text:span><text:span text:style-name="T16">|</text:span><text:span text:style-name="T17"> </text:span><text:span text:style-name="T18">'false'</text:span><text:span text:style-name="T19"> </text:span><text:span text:style-name="T16">|</text:span><text:span text:style-name="T17"> </text:span><text:span text:style-name="T26">ID</text:span><text:span text:style-name="T28"><text:line-break/></text:span><text:span text:style-name="T28"> <text:s text:c="3"/></text:span><text:span text:style-name="T28"><text:tab/></text:span><text:span text:style-name="T28"><text:tab/></text:span><text:span text:style-name="T28"><text:tab/></text:span><text:span text:style-name="T16">;</text:span></text:p>
            <text:list text:continue-numbering="true" text:style-name="L2">
              <text:list-item>
                <text:list>
                  <text:list-item>
                    <text:p><text:span text:style-name="T2">Array – </text:span><text:span text:style-name="T20">pole</text:span></text:p>
                  </text:list-item>
                </text:list>
              </text:list-item>
            </text:list>
            <text:p text:style-name="P3"><text:span text:style-name="T29"><text:s/></text:span><text:span text:style-name="T29"><text:tab/></text:span><text:span text:style-name="T29"><text:tab/></text:span><text:span text:style-name="T29"><text:tab/></text:span><text:span text:style-name="T14">array</text:span><text:span text:style-name="T15"><text:line-break/></text:span><text:span text:style-name="T15"> <text:s text:c="4"/></text:span><text:span text:style-name="T15"><text:tab/></text:span><text:span text:style-name="T15"><text:tab/></text:span><text:span text:style-name="T15"><text:tab/></text:span><text:span text:style-name="T16">: </text:span><text:span text:style-name="T14">data_type</text:span><text:span text:style-name="T15"> </text:span><text:span text:style-name="T18">'[' ']'</text:span><text:span text:style-name="T19"><text:line-break/></text:span><text:span text:style-name="T19"> <text:s text:c="3"/></text:span><text:span text:style-name="T19"><text:tab/></text:span><text:span text:style-name="T19"><text:tab/></text:span><text:span text:style-name="T19"><text:tab/></text:span><text:span text:style-name="T16">;</text:span></text:p>
            <text:p text:style-name="P3"><text:span text:style-name="T15"><text:s/></text:span><text:span text:style-name="T15"><text:tab/></text:span><text:span text:style-name="T15"><text:tab/></text:span><text:span text:style-name="T15"><text:tab/></text:span></text:p>
            <text:list text:continue-numbering="true" text:style-name="L2">
              <text:list-item>
                <text:list>
                  <text:list-header>
                    <text:p><text:span text:style-name="T30"/></text:p>
                  </text:list-header>
                </text:list>
              </text:list-item>
            </text:list>
            <text:p text:style-name="P3"><text:span text:style-name="T16"/></text:p>
            <text:p text:style-name="P3"><text:span text:style-name="T16"><text:s/></text:span><text:span text:style-name="T16"><text:tab/></text:span></text:p>
            <text:p text:style-name="P3"><text:span text:style-name="T16"/></text:p>
            <text:p text:style-name="P3"><text:span text:style-name="T16"/></text:p>
            <text:p text:style-name="P3"><text:span text:style-name="T13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1" draw:text-style-name="P6" draw:layer="layout" svg:width="26.5cm" svg:height="25.533cm" svg:x="0cm" svg:y="1cm" presentation:class="outline" presentation:user-transformed="true">
          <draw:text-box>
            <text:list text:style-name="L2">
              <text:list-item>
                <text:p><text:span text:style-name="T2">Proměnná</text:span></text:p>
              </text:list-item>
            </text:list>
            <text:p text:style-name="P3"><text:span text:style-name="T14"><text:s/></text:span><text:span text:style-name="T14"><text:tab/></text:span><text:span text:style-name="T14"><text:tab/></text:span><text:span text:style-name="T14">var_type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6">:</text:span><text:span text:style-name="T17"> </text:span><text:span text:style-name="T14">data_type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6">|</text:span><text:span text:style-name="T17"> </text:span><text:span text:style-name="T14">array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6">;</text:span></text:p>
            <text:list text:continue-numbering="true" text:style-name="L2">
              <text:list-item>
                <text:list>
                  <text:list-item>
                    <text:p><text:span text:style-name="T2">Definice a deklarace</text:span></text:p>
                  </text:list-item>
                </text:list>
              </text:list-item>
            </text:list>
            <text:p text:style-name="P3"><text:span text:style-name="T15"><text:s/></text:span><text:span text:style-name="T15"><text:tab/></text:span><text:span text:style-name="T15"><text:tab/></text:span><text:span text:style-name="T14">def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6">:</text:span><text:span text:style-name="T17"> </text:span><text:span text:style-name="T26">ID</text:span><text:span text:style-name="T28"> </text:span><text:span text:style-name="T18">'='</text:span><text:span text:style-name="T19"> </text:span><text:span text:style-name="T16">(</text:span><text:span text:style-name="T14">ternar_oper</text:span><text:span text:style-name="T15"> </text:span><text:span text:style-name="T16">|</text:span><text:span text:style-name="T17"> </text:span><text:span text:style-name="T14">value</text:span><text:span text:style-name="T16">)</text:span><text:span text:style-name="T17"><text:line-break/></text:span><text:span text:style-name="T17"> <text:s text:c="3"/></text:span><text:span text:style-name="T17"><text:tab/></text:span><text:span text:style-name="T17"><text:tab/></text:span><text:span text:style-name="T16">;</text:span></text:p>
            <text:p text:style-name="P3"><text:span text:style-name="T14"><text:s/></text:span><text:span text:style-name="T14"><text:tab/></text:span><text:span text:style-name="T14"><text:tab/></text:span><text:span text:style-name="T14">multiple_def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6">:</text:span><text:span text:style-name="T17"> </text:span><text:span text:style-name="T26">ID</text:span><text:span text:style-name="T28"> </text:span><text:span text:style-name="T16">(</text:span><text:span text:style-name="T18">'='</text:span><text:span text:style-name="T19"> </text:span><text:span text:style-name="T26">ID</text:span><text:span text:style-name="T16">)*</text:span><text:span text:style-name="T17"> </text:span><text:span text:style-name="T18">'='</text:span><text:span text:style-name="T19"> </text:span><text:span text:style-name="T16">(</text:span><text:span text:style-name="T14">value</text:span><text:span text:style-name="T15"> </text:span><text:span text:style-name="T16">|</text:span><text:span text:style-name="T17"> </text:span><text:span text:style-name="T14">ternar_oper</text:span><text:span text:style-name="T16">)</text:span><text:span text:style-name="T17"><text:line-break/></text:span><text:span text:style-name="T17"> <text:s text:c="3"/></text:span><text:span text:style-name="T17"><text:tab/></text:span><text:span text:style-name="T17"><text:tab/></text:span><text:span text:style-name="T16">;</text:span></text:p>
            <text:p text:style-name="P3"><text:span text:style-name="T15"><text:s/></text:span><text:span text:style-name="T15"><text:tab/></text:span><text:span text:style-name="T15"><text:tab/></text:span><text:span text:style-name="T14">declar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6">:</text:span><text:span text:style-name="T17"> </text:span><text:span text:style-name="T14">var_type</text:span><text:span text:style-name="T15"> </text:span><text:span text:style-name="T16">(</text:span><text:span text:style-name="T26">ID</text:span><text:span text:style-name="T28"> </text:span><text:span text:style-name="T16">|</text:span><text:span text:style-name="T17"> </text:span><text:span text:style-name="T14">def</text:span><text:span text:style-name="T15"> </text:span><text:span text:style-name="T16">|</text:span><text:span text:style-name="T17"> </text:span><text:span text:style-name="T14">multiple_def</text:span><text:span text:style-name="T16">)</text:span><text:span text:style-name="T18"> ';'</text:span><text:span text:style-name="T19"><text:line-break/></text:span><text:span text:style-name="T19"> <text:s text:c="3"/></text:span><text:span text:style-name="T19"><text:tab/></text:span><text:span text:style-name="T19"><text:tab/></text:span><text:span text:style-name="T16">;</text:span></text:p>
            <text:p text:style-name="P3"><text:span text:style-name="T15"><text:s/></text:span><text:span text:style-name="T15"><text:tab/></text:span><text:span text:style-name="T15"><text:tab/></text:span><text:span text:style-name="T14">const_declar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6">:</text:span><text:span text:style-name="T17"> </text:span><text:span text:style-name="T18">'const'</text:span><text:span text:style-name="T19"> </text:span><text:span text:style-name="T14">var_type</text:span><text:span text:style-name="T15"> </text:span><text:span text:style-name="T16">(</text:span><text:span text:style-name="T14">def</text:span><text:span text:style-name="T15"> </text:span><text:span text:style-name="T16">|</text:span><text:span text:style-name="T17"> </text:span><text:span text:style-name="T14">multiple_def</text:span><text:span text:style-name="T16">)</text:span><text:span text:style-name="T17"><text:line-break/></text:span><text:span text:style-name="T17"> <text:s text:c="3"/></text:span><text:span text:style-name="T17"><text:tab/></text:span><text:span text:style-name="T17"><text:tab/></text:span><text:span text:style-name="T16">;</text:span></text:p>
            <text:p text:style-name="P3"><text:span text:style-name="T15"><text:s/></text:span><text:span text:style-name="T15"><text:tab/></text:span><text:span text:style-name="T15"><text:tab/></text:span></text:p>
            <text:p text:style-name="P3"><text:span text:style-name="T17"><text:line-break/></text:span><text:span text:style-name="T17"/></text:p>
            <text:p text:style-name="P3"><text:span text:style-name="T31"><text:line-break/></text:span><text:span text:style-name="T31"/></text:p>
            <text:p text:style-name="P3"><text:span text:style-name="T15"><text:s/></text:span><text:span text:style-name="T15"><text:tab/></text:span><text:span text:style-name="T15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2" draw:text-style-name="P7" draw:layer="layout" svg:width="26.5cm" svg:height="21.021cm" svg:x="0cm" svg:y="0.5cm" presentation:class="outline" presentation:user-transformed="true">
          <draw:text-box>
            <text:p text:style-name="P3"><text:span text:style-name="T15"><text:s/></text:span><text:span text:style-name="T15"><text:tab/></text:span><text:span text:style-name="T15"><text:tab/></text:span><text:span text:style-name="T14">value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6">: (</text:span><text:span text:style-name="T26">ID</text:span><text:span text:style-name="T28"> </text:span><text:span text:style-name="T16">|</text:span><text:span text:style-name="T17"> </text:span><text:span text:style-name="T14">num_def</text:span><text:span text:style-name="T15"> </text:span><text:span text:style-name="T16">|</text:span><text:span text:style-name="T17"> </text:span><text:span text:style-name="T14">str_def</text:span><text:span text:style-name="T15"> </text:span><text:span text:style-name="T16">|</text:span><text:span text:style-name="T17"> </text:span><text:span text:style-name="T14">boolean_def</text:span><text:span text:style-name="T15"> </text:span></text:p>
            <text:p text:style-name="P3"><text:span text:style-name="T15"><text:s/></text:span><text:span text:style-name="T15"><text:tab/></text:span><text:span text:style-name="T15"><text:tab/></text:span><text:span text:style-name="T15"><text:tab/></text:span><text:span text:style-name="T15"> <text:s text:c="2"/></text:span><text:span text:style-name="T16">|</text:span><text:span text:style-name="T17"> </text:span><text:span text:style-name="T14">array_def</text:span><text:span text:style-name="T16">)</text:span><text:span text:style-name="T17"><text:line-break/></text:span><text:span text:style-name="T17"> <text:s text:c="3"/></text:span><text:span text:style-name="T17"><text:tab/></text:span><text:span text:style-name="T17"><text:tab/></text:span><text:span text:style-name="T16">;</text:span></text:p>
            <text:p text:style-name="P3"><text:span text:style-name="T15"><text:s/></text:span><text:span text:style-name="T15"><text:tab/></text:span><text:span text:style-name="T15"><text:tab/></text:span><text:span text:style-name="T14">num_def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6">: </text:span><text:span text:style-name="T14">sign</text:span><text:span text:style-name="T16">?</text:span><text:span text:style-name="T17"> </text:span><text:span text:style-name="T14">term</text:span><text:span text:style-name="T15"> </text:span><text:span text:style-name="T32">(</text:span><text:span text:style-name="T14">sign</text:span><text:span text:style-name="T15"> </text:span><text:span text:style-name="T14">term</text:span><text:span text:style-name="T16">)*</text:span><text:span text:style-name="T17"><text:line-break/></text:span><text:span text:style-name="T17"> <text:s text:c="3"/></text:span><text:span text:style-name="T17"><text:tab/></text:span><text:span text:style-name="T17"><text:tab/></text:span><text:span text:style-name="T16">;</text:span></text:p>
            <text:p text:style-name="P3"><text:span text:style-name="T14"><text:s/></text:span><text:span text:style-name="T14"><text:tab/></text:span><text:span text:style-name="T14"><text:tab/></text:span><text:span text:style-name="T14">str_def</text:span><text:span text:style-name="T22"><text:line-break/></text:span><text:span text:style-name="T22"> <text:s text:c="3"/></text:span><text:span text:style-name="T22"><text:tab/></text:span><text:span text:style-name="T22"><text:tab/></text:span><text:span text:style-name="T16">:</text:span><text:span text:style-name="T17"> </text:span><text:span text:style-name="T14">str</text:span><text:span text:style-name="T15"> </text:span><text:span text:style-name="T16">(</text:span><text:span text:style-name="T18">'+'</text:span><text:span text:style-name="T19"> </text:span><text:span text:style-name="T14">str</text:span><text:span text:style-name="T16">)*</text:span><text:span text:style-name="T17"><text:line-break/></text:span><text:span text:style-name="T17"> <text:s text:c="3"/></text:span><text:span text:style-name="T17"><text:tab/></text:span><text:span text:style-name="T17"><text:tab/></text:span><text:span text:style-name="T16">;</text:span></text:p>
            <text:p text:style-name="P3"><text:span text:style-name="T15"><text:s/></text:span><text:span text:style-name="T15"><text:tab/></text:span><text:span text:style-name="T15"><text:tab/></text:span><text:span text:style-name="T14">boolean_def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6">:</text:span><text:span text:style-name="T17"> </text:span><text:span text:style-name="T14">factor</text:span><text:span text:style-name="T15"> </text:span><text:span text:style-name="T16">(</text:span><text:span text:style-name="T14">bin_oper factor</text:span><text:span text:style-name="T16">)*</text:span><text:span text:style-name="T17"><text:line-break/></text:span><text:span text:style-name="T17"> <text:s text:c="3"/></text:span><text:span text:style-name="T17"><text:tab/></text:span><text:span text:style-name="T17"><text:tab/></text:span><text:span text:style-name="T16">;</text:span></text:p>
            <text:p text:style-name="P3"><text:span text:style-name="T15"><text:s/></text:span><text:span text:style-name="T15"><text:tab/></text:span><text:span text:style-name="T15"><text:tab/></text:span><text:span text:style-name="T14">array_def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33">:</text:span><text:span text:style-name="T17"> <text:s text:c="2"/></text:span><text:span text:style-name="T18">'{'</text:span><text:span text:style-name="T19"> </text:span><text:span text:style-name="T16">(</text:span><text:span text:style-name="T14">value</text:span><text:span text:style-name="T15"> </text:span><text:span text:style-name="T16">(</text:span><text:span text:style-name="T18">','</text:span><text:span text:style-name="T19"> </text:span><text:span text:style-name="T14">value</text:span><text:span text:style-name="T33">)*)?</text:span><text:span text:style-name="T17"> </text:span><text:span text:style-name="T18">'}'</text:span><text:span text:style-name="T19"><text:line-break/></text:span><text:span text:style-name="T19"> <text:s text:c="3"/></text:span><text:span text:style-name="T19"><text:tab/></text:span><text:span text:style-name="T19"><text:tab/></text:span><text:span text:style-name="T16">;</text:span></text:p>
            <text:p text:style-name="P3"><text:span text:style-name="T15"><text:s/></text:span><text:span text:style-name="T15"><text:tab/></text:span><text:span text:style-name="T15"><text:tab/></text:span><text:span text:style-name="T14">sign</text:span><text:span text:style-name="T15"><text:line-break/></text:span><text:span text:style-name="T15"> <text:s text:c="3"/></text:span><text:span text:style-name="T15"><text:tab/></text:span><text:span text:style-name="T15"> <text:s/></text:span><text:span text:style-name="T16">:</text:span><text:span text:style-name="T17"> </text:span><text:span text:style-name="T18">'-'</text:span><text:span text:style-name="T19"> </text:span><text:span text:style-name="T16">|</text:span><text:span text:style-name="T17"> </text:span><text:span text:style-name="T18">'+'</text:span><text:span text:style-name="T19"><text:line-break/></text:span><text:span text:style-name="T19"> <text:s text:c="3"/></text:span><text:span text:style-name="T19"><text:tab/></text:span><text:span text:style-name="T19"> <text:s/></text:span><text:span text:style-name="T16">;</text:span></text:p>
            <text:p text:style-name="P3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3" draw:text-style-name="P6" draw:layer="layout" svg:width="26.599cm" svg:height="17.273cm" svg:x="0cm" svg:y="1.5cm" presentation:class="outline" presentation:user-transformed="true">
          <draw:text-box>
            <text:list text:style-name="L2">
              <text:list-item>
                <text:p><text:span text:style-name="T2">Výrazy</text:span></text:p>
              </text:list-item>
            </text:list>
            <text:p text:style-name="P3"><text:span text:style-name="T15"><text:s/></text:span><text:span text:style-name="T15"><text:tab/></text:span><text:span text:style-name="T15"><text:tab/></text:span><text:span text:style-name="T14">term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6">:</text:span><text:span text:style-name="T17"> </text:span><text:span text:style-name="T14">factor</text:span><text:span text:style-name="T15"> </text:span><text:span text:style-name="T16">((</text:span><text:span text:style-name="T18">'*'</text:span><text:span text:style-name="T19"> </text:span><text:span text:style-name="T16">|</text:span><text:span text:style-name="T17"> </text:span><text:span text:style-name="T18">'/'</text:span><text:span text:style-name="T19"> </text:span><text:span text:style-name="T16">|</text:span><text:span text:style-name="T17"> </text:span><text:span text:style-name="T18">'&amp;'</text:span><text:span text:style-name="T19"> </text:span><text:span text:style-name="T16">|</text:span><text:span text:style-name="T17"> </text:span><text:span text:style-name="T18">'|'</text:span><text:span text:style-name="T33">)</text:span><text:span text:style-name="T17"> </text:span><text:span text:style-name="T14">factor</text:span><text:span text:style-name="T16">)*</text:span><text:span text:style-name="T17"><text:line-break/></text:span><text:span text:style-name="T17"> <text:s text:c="3"/></text:span><text:span text:style-name="T17"><text:tab/></text:span><text:span text:style-name="T17"><text:tab/></text:span><text:span text:style-name="T16">;</text:span></text:p>
            <text:p text:style-name="P3"><text:span text:style-name="T15"><text:s/></text:span><text:span text:style-name="T15"><text:tab/></text:span><text:span text:style-name="T15"><text:tab/></text:span><text:span text:style-name="T14">factor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6">: (</text:span><text:span text:style-name="T14">num</text:span><text:span text:style-name="T15"> </text:span><text:span text:style-name="T16">|</text:span><text:span text:style-name="T17"> </text:span><text:span text:style-name="T14">boolean</text:span><text:span text:style-name="T33">)</text:span><text:span text:style-name="T17"><text:line-break/></text:span><text:span text:style-name="T17"> <text:s text:c="3"/></text:span><text:span text:style-name="T17"><text:tab/></text:span><text:span text:style-name="T17"><text:tab/></text:span><text:span text:style-name="T16">|</text:span><text:span text:style-name="T17"> </text:span><text:span text:style-name="T18">'!'</text:span><text:span text:style-name="T16">?</text:span><text:span text:style-name="T17"> </text:span><text:span text:style-name="T18">'('</text:span><text:span text:style-name="T19"> </text:span><text:span text:style-name="T16">(</text:span><text:span text:style-name="T14">num_def</text:span><text:span text:style-name="T15"> </text:span><text:span text:style-name="T16">|</text:span><text:span text:style-name="T17"> </text:span><text:span text:style-name="T14">boolean_def</text:span><text:span text:style-name="T16">) </text:span><text:span text:style-name="T18">')'</text:span><text:span text:style-name="T19"><text:line-break/></text:span><text:span text:style-name="T19"> <text:s text:c="3"/></text:span><text:span text:style-name="T19"><text:tab/></text:span><text:span text:style-name="T19"><text:tab/></text:span><text:span text:style-name="T16">|</text:span><text:span text:style-name="T17"> </text:span><text:span text:style-name="T18">'!'</text:span><text:span text:style-name="T19"> </text:span><text:span text:style-name="T16">(</text:span><text:span text:style-name="T14">num</text:span><text:span text:style-name="T15"> </text:span><text:span text:style-name="T16">|</text:span><text:span text:style-name="T17"> </text:span><text:span text:style-name="T14">boolean</text:span><text:span text:style-name="T16">)</text:span><text:span text:style-name="T17"><text:line-break/></text:span><text:span text:style-name="T17"> <text:s text:c="3"/></text:span><text:span text:style-name="T17"><text:tab/></text:span><text:span text:style-name="T17"><text:tab/></text:span><text:span text:style-name="T16">;</text:span></text:p>
            <text:p text:style-name="P3"><text:span text:style-name="T15"><text:s/></text:span><text:span text:style-name="T15"><text:tab/></text:span><text:span text:style-name="T15"><text:tab/></text:span><text:span text:style-name="T14">num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6">:</text:span><text:span text:style-name="T17"> </text:span><text:span text:style-name="T14">int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6">|</text:span><text:span text:style-name="T17"> </text:span><text:span text:style-name="T14">real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6">|</text:span><text:span text:style-name="T17"> </text:span><text:span text:style-name="T26">ID</text:span><text:span text:style-name="T28"><text:line-break/></text:span><text:span text:style-name="T28"> <text:s text:c="3"/></text:span><text:span text:style-name="T28"><text:tab/></text:span><text:span text:style-name="T28"><text:tab/></text:span><text:span text:style-name="T16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4" draw:text-style-name="P6" draw:layer="layout" svg:width="27.5cm" svg:height="24.929cm" svg:x="0cm" svg:y="0.071cm" presentation:class="outline" presentation:user-transformed="true">
          <draw:text-box>
            <text:list text:style-name="L2">
              <text:list-item>
                <text:p><text:span text:style-name="T2">Operátor</text:span></text:p>
              </text:list-item>
            </text:list>
            <text:p text:style-name="P3"><text:span text:style-name="T14"><text:s/></text:span><text:span text:style-name="T14"><text:tab/></text:span><text:span text:style-name="T14"><text:tab/></text:span><text:span text:style-name="T14">comp_oper</text:span><text:span text:style-name="T15"><text:line-break/></text:span><text:span text:style-name="T15"> <text:s text:c="3"/></text:span><text:span text:style-name="T15"><text:tab/></text:span><text:span text:style-name="T15"> <text:s text:c="2"/></text:span><text:span text:style-name="T16">:</text:span><text:span text:style-name="T17"> </text:span><text:span text:style-name="T18">'=='</text:span><text:span text:style-name="T19"> </text:span><text:span text:style-name="T16">|</text:span><text:span text:style-name="T17"> </text:span><text:span text:style-name="T18">'&gt;='</text:span><text:span text:style-name="T19"> </text:span><text:span text:style-name="T16">|</text:span><text:span text:style-name="T17"> </text:span><text:span text:style-name="T18">'&lt;='</text:span><text:span text:style-name="T19"> </text:span><text:span text:style-name="T16">|</text:span><text:span text:style-name="T17"> </text:span><text:span text:style-name="T18">'&gt;'</text:span><text:span text:style-name="T19"> </text:span><text:span text:style-name="T16">|</text:span><text:span text:style-name="T17"> </text:span><text:span text:style-name="T18">'&lt;'</text:span><text:span text:style-name="T19"> </text:span><text:span text:style-name="T16">|</text:span><text:span text:style-name="T17"> </text:span><text:span text:style-name="T18">'!=' </text:span><text:span text:style-name="T16">|</text:span><text:span text:style-name="T18">'==='</text:span><text:span text:style-name="T19"><text:line-break/></text:span><text:span text:style-name="T19"> <text:s text:c="3"/></text:span><text:span text:style-name="T19"><text:tab/></text:span><text:span text:style-name="T19"><text:tab/></text:span><text:span text:style-name="T16">;</text:span></text:p>
            <text:p text:style-name="P3"><text:span text:style-name="T15"><text:s/></text:span><text:span text:style-name="T15"><text:tab/></text:span><text:span text:style-name="T15"><text:tab/></text:span><text:span text:style-name="T14">bin_oper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6">:</text:span><text:span text:style-name="T17"> </text:span><text:span text:style-name="T18">'&amp;&amp;'</text:span><text:span text:style-name="T19"> </text:span><text:span text:style-name="T16">|</text:span><text:span text:style-name="T17"> </text:span><text:span text:style-name="T18">'||'</text:span><text:span text:style-name="T19"><text:line-break/></text:span><text:span text:style-name="T19"> <text:s text:c="3"/></text:span><text:span text:style-name="T19"><text:tab/></text:span><text:span text:style-name="T19"><text:tab/></text:span><text:span text:style-name="T16">;</text:span></text:p>
            <text:p text:style-name="P3"><text:span text:style-name="T15"><text:s/></text:span><text:span text:style-name="T15"><text:tab/></text:span><text:span text:style-name="T15"><text:tab/></text:span><text:span text:style-name="T14">ternar_oper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6">:</text:span><text:span text:style-name="T17"> </text:span><text:span text:style-name="T14">cond_head</text:span><text:span text:style-name="T15"> </text:span><text:span text:style-name="T18">'?'</text:span><text:span text:style-name="T19"> </text:span><text:span text:style-name="T14">value</text:span><text:span text:style-name="T15"> </text:span><text:span text:style-name="T18">':'</text:span><text:span text:style-name="T19"> </text:span><text:span text:style-name="T14">value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6">;</text:span></text:p>
            <text:list text:continue-numbering="true" text:style-name="L2">
              <text:list-item>
                <text:p><text:span text:style-name="T2">Podmínka</text:span></text:p>
              </text:list-item>
            </text:list>
            <text:p text:style-name="P3"><text:span text:style-name="T14"><text:s/></text:span><text:span text:style-name="T14"><text:tab/></text:span><text:span text:style-name="T14"> </text:span><text:span text:style-name="T14"><text:tab/></text:span><text:span text:style-name="T14">cond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6">:</text:span><text:span text:style-name="T17"> </text:span><text:span text:style-name="T18">'if'</text:span><text:span text:style-name="T19"> </text:span><text:span text:style-name="T16">'('</text:span><text:span text:style-name="T19"> </text:span><text:span text:style-name="T14">cond_head</text:span><text:span text:style-name="T15"> </text:span><text:span text:style-name="T18">')'</text:span><text:span text:style-name="T19"> </text:span><text:span text:style-name="T18">'{'</text:span><text:span text:style-name="T19"> </text:span><text:span text:style-name="T14">block</text:span><text:span text:style-name="T15"> </text:span><text:span text:style-name="T18">'}'</text:span><text:span text:style-name="T19"><text:line-break/></text:span><text:span text:style-name="T19"> <text:s text:c="7"/></text:span><text:span text:style-name="T19"><text:tab/></text:span><text:span text:style-name="T19"> <text:s/></text:span><text:span text:style-name="T16">(</text:span><text:span text:style-name="T17"> </text:span><text:span text:style-name="T18">'else'</text:span><text:span text:style-name="T19"> </text:span><text:span text:style-name="T18">'{'</text:span><text:span text:style-name="T19"> </text:span><text:span text:style-name="T14">block</text:span><text:span text:style-name="T15"> </text:span><text:span text:style-name="T18">'}'</text:span><text:span text:style-name="T19"> </text:span><text:span text:style-name="T16">)?</text:span><text:span text:style-name="T17"><text:line-break/></text:span><text:span text:style-name="T17"> <text:s text:c="3"/></text:span><text:span text:style-name="T17"><text:tab/></text:span><text:span text:style-name="T17"><text:tab/></text:span><text:span text:style-name="T16">;</text:span></text:p>
            <text:p text:style-name="P3"><text:span text:style-name="T15"><text:s/></text:span><text:span text:style-name="T15"><text:tab/></text:span><text:span text:style-name="T15"><text:tab/></text:span><text:span text:style-name="T34">cond_head</text:span><text:span text:style-name="T35"><text:line-break/></text:span><text:span text:style-name="T35"> <text:s text:c="3"/></text:span><text:span text:style-name="T35"><text:tab/></text:span><text:span text:style-name="T35"><text:tab/></text:span><text:span text:style-name="T8">: ((</text:span><text:span text:style-name="T34">num_def comp_oper num_def </text:span><text:span text:style-name="T8">) |</text:span><text:span text:style-name="T9"> </text:span><text:span text:style-name="T34">boolean_def</text:span><text:span text:style-name="T8">)</text:span><text:span text:style-name="T9"><text:line-break/></text:span><text:span text:style-name="T9"> <text:s text:c="7"/></text:span><text:span text:style-name="T9"><text:tab/></text:span><text:span text:style-name="T9"> <text:s/></text:span><text:span text:style-name="T8">((</text:span><text:span text:style-name="T9"> </text:span><text:span text:style-name="T34">bin_oper num_def comp_oper num_def</text:span><text:span text:style-name="T8">) |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4"/></text:span><text:span text:style-name="T34">boolean_def</text:span><text:span text:style-name="T8">)*</text:span><text:span text:style-name="T9"><text:line-break/></text:span><text:span text:style-name="T9"> <text:s text:c="3"/></text:span><text:span text:style-name="T9"><text:tab/></text:span><text:span text:style-name="T9"><text:tab/></text:span><text:span text:style-name="T8">;</text:span></text:p>
            <text:p text:style-name="P3"><text:span text:style-name="T15"><text:s/></text:span><text:span text:style-name="T15"><text:tab/></text:span><text:span text:style-name="T15"> <text:s text:c="2"/></text:span></text:p>
            <text:p text:style-name="P3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5" draw:text-style-name="P6" draw:layer="layout" svg:width="28cm" svg:height="22.953cm" svg:x="0cm" svg:y="0.547cm" presentation:class="outline" presentation:user-transformed="true">
          <draw:text-box>
            <text:list text:style-name="L2">
              <text:list-item>
                <text:p><text:span text:style-name="T2">Cykly</text:span></text:p>
              </text:list-item>
            </text:list>
            <text:p text:style-name="P3"><text:span text:style-name="T14"><text:s/></text:span><text:span text:style-name="T14"><text:tab/></text:span><text:span text:style-name="T14"><text:tab/></text:span><text:span text:style-name="T14">loop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6">:</text:span><text:span text:style-name="T17"> </text:span><text:span text:style-name="T14">loop_while</text:span><text:span text:style-name="T15"> </text:span><text:span text:style-name="T16">|</text:span><text:span text:style-name="T14"> loop_for</text:span><text:span text:style-name="T15"> </text:span><text:span text:style-name="T16">|</text:span><text:span text:style-name="T17"> </text:span><text:span text:style-name="T14">do_while</text:span><text:span text:style-name="T15"> </text:span><text:span text:style-name="T16">|</text:span><text:span text:style-name="T17"> </text:span><text:span text:style-name="T14">foreach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6">;</text:span></text:p>
            <text:list text:continue-numbering="true" text:style-name="L2">
              <text:list-item>
                <text:list>
                  <text:list-item>
                    <text:p><text:span text:style-name="T2">While</text:span></text:p>
                  </text:list-item>
                </text:list>
              </text:list-item>
            </text:list>
            <text:p text:style-name="P3"><text:span text:style-name="T15"><text:s/></text:span><text:span text:style-name="T15"><text:tab/></text:span><text:span text:style-name="T15"><text:tab/></text:span><text:span text:style-name="T15"><text:tab/></text:span><text:span text:style-name="T14">loop_while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5"><text:tab/></text:span><text:span text:style-name="T16">:</text:span><text:span text:style-name="T17"> </text:span><text:span text:style-name="T18">'while'</text:span><text:span text:style-name="T19"> </text:span><text:span text:style-name="T18">'('</text:span><text:span text:style-name="T19"> </text:span><text:span text:style-name="T14">cond_head</text:span><text:span text:style-name="T15"> </text:span><text:span text:style-name="T18">')'</text:span><text:span text:style-name="T19"> </text:span><text:span text:style-name="T18">'{'</text:span><text:span text:style-name="T19"> </text:span><text:span text:style-name="T14">block</text:span><text:span text:style-name="T15"> </text:span><text:span text:style-name="T18">'}'</text:span><text:span text:style-name="T19"><text:line-break/></text:span><text:span text:style-name="T19"> <text:s text:c="3"/></text:span><text:span text:style-name="T19"><text:tab/></text:span><text:span text:style-name="T19"><text:tab/></text:span><text:span text:style-name="T19"><text:tab/></text:span><text:span text:style-name="T16">;</text:span></text:p>
            <text:list text:continue-numbering="true" text:style-name="L2">
              <text:list-item>
                <text:list>
                  <text:list-item>
                    <text:p><text:span text:style-name="T2">Do while</text:span></text:p>
                  </text:list-item>
                </text:list>
              </text:list-item>
            </text:list>
            <text:p text:style-name="P3"><text:span text:style-name="T35"><text:s/></text:span><text:span text:style-name="T35"><text:tab/></text:span><text:span text:style-name="T35"><text:tab/></text:span><text:span text:style-name="T35"><text:tab/></text:span><text:span text:style-name="T34">do_while</text:span><text:span text:style-name="T35"><text:line-break/></text:span><text:span text:style-name="T35"> <text:s text:c="3"/></text:span><text:span text:style-name="T35"><text:tab/></text:span><text:span text:style-name="T35"><text:tab/></text:span><text:span text:style-name="T35"><text:tab/></text:span><text:span text:style-name="T8">:</text:span><text:span text:style-name="T9"> </text:span><text:span text:style-name="T10">'do'</text:span><text:span text:style-name="T11"> </text:span><text:span text:style-name="T10">'{'</text:span><text:span text:style-name="T11"> </text:span><text:span text:style-name="T34">block</text:span><text:span text:style-name="T35"> </text:span><text:span text:style-name="T10">'}'</text:span><text:span text:style-name="T11"> </text:span><text:span text:style-name="T10">'while'</text:span><text:span text:style-name="T11"> </text:span><text:span text:style-name="T10">'('</text:span><text:span text:style-name="T11"> </text:span><text:span text:style-name="T34">cond_head</text:span><text:span text:style-name="T35"> </text:span><text:span text:style-name="T10">')'</text:span><text:span text:style-name="T11"> </text:span><text:span text:style-name="T10">';'</text:span><text:span text:style-name="T11"><text:line-break/></text:span><text:span text:style-name="T11"> <text:s text:c="3"/></text:span><text:span text:style-name="T11"><text:tab/></text:span><text:span text:style-name="T11"><text:tab/></text:span><text:span text:style-name="T11"><text:tab/></text:span><text:span text:style-name="T8">;</text:span></text:p>
            <text:list text:continue-numbering="true" text:style-name="L2">
              <text:list-item>
                <text:list>
                  <text:list-item>
                    <text:p><text:span text:style-name="T2">For</text:span></text:p>
                  </text:list-item>
                </text:list>
              </text:list-item>
            </text:list>
            <text:p text:style-name="P3"><text:span text:style-name="T15"><text:s/></text:span><text:span text:style-name="T15"><text:tab/></text:span><text:span text:style-name="T15"><text:tab/></text:span><text:span text:style-name="T15"><text:tab/></text:span><text:span text:style-name="T14">loop_for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5"><text:tab/></text:span><text:span text:style-name="T16">:</text:span><text:span text:style-name="T17"> </text:span><text:span text:style-name="T18">'for'</text:span><text:span text:style-name="T19"> </text:span><text:span text:style-name="T18">'('</text:span><text:span text:style-name="T19"> </text:span><text:span text:style-name="T14">data_type</text:span><text:span text:style-name="T15"> </text:span><text:span text:style-name="T14">def</text:span><text:span text:style-name="T15"> </text:span><text:span text:style-name="T18">';'</text:span><text:span text:style-name="T19"> </text:span><text:span text:style-name="T14">cond_head</text:span><text:span text:style-name="T15"> </text:span><text:span text:style-name="T18">';'</text:span><text:span text:style-name="T19"> </text:span><text:span text:style-name="T19"><text:tab/></text:span><text:span text:style-name="T19"><text:tab/></text:span><text:span text:style-name="T19"> <text:s text:c="10"/></text:span><text:span text:style-name="T19"><text:tab/></text:span><text:span text:style-name="T19"><text:tab/></text:span><text:span text:style-name="T14">def</text:span><text:span text:style-name="T18"> ')'</text:span><text:span text:style-name="T19"> </text:span><text:span text:style-name="T18">'{'</text:span><text:span text:style-name="T19"> </text:span><text:span text:style-name="T14">block</text:span><text:span text:style-name="T15"> </text:span><text:span text:style-name="T18">'}'</text:span><text:span text:style-name="T19"><text:line-break/></text:span><text:span text:style-name="T19"> <text:s text:c="3"/></text:span><text:span text:style-name="T19"><text:tab/></text:span><text:span text:style-name="T19"><text:tab/></text:span><text:span text:style-name="T19"><text:tab/></text:span><text:span text:style-name="T16">;</text:span><text:span text:style-name="T36"><text:line-break/></text:span><text:span text:style-name="T36"> <text:s text:c="3"/></text:span><text:span text:style-name="T31">;</text:span></text:p>
            <text:p text:style-name="P3"><text:span text:style-name="T15"><text:s/></text:span><text:span text:style-name="T15"><text:tab/></text:span><text:span text:style-name="T15"><text:tab/></text:span></text:p>
            <text:p text:style-name="P3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6" draw:layer="layout" svg:width="28cm" svg:height="24.837cm" svg:x="0cm" svg:y="0.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Foreach </text:span></text:p>
                  </text:list-item>
                </text:list>
              </text:list-item>
            </text:list>
            <text:p text:style-name="P3"><text:span text:style-name="T14"><text:s/></text:span><text:span text:style-name="T14"><text:tab/></text:span><text:span text:style-name="T14"><text:tab/></text:span><text:span text:style-name="T14"><text:tab/></text:span><text:span text:style-name="T14">foreach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5"><text:tab/></text:span><text:span text:style-name="T16">:</text:span><text:span text:style-name="T17"> </text:span><text:span text:style-name="T18">'foreach'</text:span><text:span text:style-name="T19"> </text:span><text:span text:style-name="T18">'('</text:span><text:span text:style-name="T19"> </text:span><text:span text:style-name="T14">var_type</text:span><text:span text:style-name="T15"> </text:span><text:span text:style-name="T26">ID</text:span><text:span text:style-name="T28"> </text:span><text:span text:style-name="T18">':'</text:span><text:span text:style-name="T19"> </text:span><text:span text:style-name="T26">ID </text:span><text:span text:style-name="T18">')'</text:span><text:span text:style-name="T19"> </text:span><text:span text:style-name="T18">'{'</text:span><text:span text:style-name="T19">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4">block</text:span><text:span text:style-name="T15"> </text:span><text:span text:style-name="T18">'}'</text:span><text:span text:style-name="T19"><text:line-break/></text:span><text:span text:style-name="T19"> <text:s text:c="3"/></text:span><text:span text:style-name="T19"><text:tab/></text:span><text:span text:style-name="T19"><text:tab/></text:span><text:span text:style-name="T19"><text:tab/></text:span><text:span text:style-name="T16">;</text:span></text:p>
            <text:list text:continue-numbering="true" text:style-name="L2">
              <text:list-item>
                <text:p><text:span text:style-name="T2">Switch</text:span></text:p>
              </text:list-item>
            </text:list>
            <text:p text:style-name="P3"><text:span text:style-name="T14"><text:s/></text:span><text:span text:style-name="T14"><text:tab/></text:span><text:span text:style-name="T14"><text:tab/></text:span><text:span text:style-name="T14">s_switch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6">:</text:span><text:span text:style-name="T17"> </text:span><text:span text:style-name="T18">'switch'</text:span><text:span text:style-name="T19"> </text:span><text:span text:style-name="T18">'('</text:span><text:span text:style-name="T19"> </text:span><text:span text:style-name="T26">ID</text:span><text:span text:style-name="T28"> </text:span><text:span text:style-name="T18">')'</text:span><text:span text:style-name="T19"> </text:span><text:span text:style-name="T18">'{'</text:span><text:span text:style-name="T19"><text:line-break/></text:span><text:span text:style-name="T19"> <text:s text:c="7"/></text:span><text:span text:style-name="T19"><text:tab/></text:span><text:span text:style-name="T19"> <text:s/></text:span><text:span text:style-name="T16">((</text:span><text:span text:style-name="T18">'case'</text:span><text:span text:style-name="T19"> </text:span><text:span text:style-name="T16">(</text:span><text:span text:style-name="T14">num_def</text:span><text:span text:style-name="T15"> </text:span><text:span text:style-name="T16">|</text:span><text:span text:style-name="T17"> </text:span><text:span text:style-name="T14">str_def</text:span><text:span text:style-name="T16">)</text:span><text:span text:style-name="T17"> </text:span><text:span text:style-name="T18">':'</text:span><text:span text:style-name="T16">)+</text:span><text:span text:style-name="T17"> </text:span><text:span text:style-name="T14">block</text:span><text:span text:style-name="T18">'break'</text:span><text:span text:style-name="T16">?)+</text:span><text:span text:style-name="T17"><text:line-break/></text:span><text:span text:style-name="T17"> <text:s text:c="6"/></text:span><text:span text:style-name="T17"><text:tab/></text:span><text:span text:style-name="T17"><text:tab/></text:span><text:span text:style-name="T16">|</text:span><text:span text:style-name="T17"><text:line-break/></text:span><text:span text:style-name="T17"> <text:s text:c="7"/></text:span><text:span text:style-name="T17"><text:tab/></text:span><text:span text:style-name="T17"> <text:s/></text:span><text:span text:style-name="T16">((</text:span><text:span text:style-name="T18">'default:'</text:span><text:span text:style-name="T16">)+</text:span><text:span text:style-name="T17"> </text:span><text:span text:style-name="T14">block</text:span><text:span text:style-name="T15"> </text:span><text:span text:style-name="T18">'break'</text:span><text:span text:style-name="T16">?)?</text:span><text:span text:style-name="T17"> </text:span><text:span text:style-name="T18">'}'</text:span><text:span text:style-name="T19"><text:line-break/></text:span><text:span text:style-name="T19"> <text:s text:c="3"/></text:span><text:span text:style-name="T19"><text:tab/></text:span><text:span text:style-name="T19"><text:tab/></text:span><text:span text:style-name="T16">;</text:span></text:p>
            <text:list text:continue-numbering="true" text:style-name="L2">
              <text:list-item>
                <text:p><text:span text:style-name="T2">Funkce</text:span></text:p>
              </text:list-item>
            </text:list>
            <text:p text:style-name="P3"><text:span text:style-name="T15"><text:s/></text:span><text:span text:style-name="T15"><text:tab/></text:span><text:span text:style-name="T15"><text:tab/></text:span><text:span text:style-name="T14">func_def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6">:</text:span><text:span text:style-name="T17"> </text:span><text:span text:style-name="T16">(</text:span><text:span text:style-name="T14">var_type</text:span><text:span text:style-name="T15"> </text:span><text:span text:style-name="T16">|</text:span><text:span text:style-name="T17"> </text:span><text:span text:style-name="T18">'void'</text:span><text:span text:style-name="T16">)</text:span><text:span text:style-name="T17"> </text:span><text:span text:style-name="T26">ID </text:span><text:span text:style-name="T18">'('</text:span><text:span text:style-name="T19"> </text:span><text:span text:style-name="T16">(</text:span><text:span text:style-name="T14">param</text:span><text:span text:style-name="T15"> </text:span><text:span text:style-name="T16">|</text:span><text:span text:style-name="T17"> </text:span><text:span text:style-name="T14">'void'</text:span><text:span text:style-name="T16">)</text:span><text:span text:style-name="T17"> </text:span><text:span text:style-name="T18">')'</text:span><text:span text:style-name="T19"> </text:span><text:span text:style-name="T19"><text:tab/></text:span><text:span text:style-name="T19"><text:tab/></text:span><text:span text:style-name="T19"><text:tab/></text:span><text:span text:style-name="T19"><text:tab/></text:span><text:span text:style-name="T19"> <text:s/></text:span><text:span text:style-name="T18">'{'</text:span><text:span text:style-name="T19"> </text:span><text:span text:style-name="T14">block</text:span><text:span text:style-name="T18"> '}'</text:span><text:span text:style-name="T19"><text:line-break/></text:span><text:span text:style-name="T19"> <text:s text:c="3"/></text:span><text:span text:style-name="T19"><text:tab/></text:span><text:span text:style-name="T19"><text:tab/></text:span><text:span text:style-name="T16">;</text:span></text:p>
            <text:list text:continue-numbering="true" text:style-name="L2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  <text:p text:style-name="P3"><text:span text:style-name="T37"/></text:p>
            <text:p text:style-name="P3"><text:span text:style-name="T15"><text:s/></text:span><text:span text:style-name="T15"><text:tab/></text:span><text:span text:style-name="T14"><text:tab/></text:span></text:p>
            <text:p text:style-name="P3"><text:span text:style-name="T15"><text:s/></text:span><text:span text:style-name="T15"><text:tab/></text:span><text:span text:style-name="T15"><text:tab/></text:span><text:span text:style-name="T15"><text:tab/></text:span></text:p>
            <text:p text:style-name="P3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7" draw:text-style-name="P6" draw:layer="layout" svg:width="26.5cm" svg:height="19.359cm" svg:x="0cm" svg:y="1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38">Parametry funkce</text:span></text:p>
                  </text:list-item>
                </text:list>
              </text:list-item>
            </text:list>
            <text:p text:style-name="P3"><text:span text:style-name="T15"><text:s/></text:span><text:span text:style-name="T15"><text:tab/></text:span><text:span text:style-name="T15"><text:tab/></text:span><text:span text:style-name="T15"><text:tab/></text:span><text:span text:style-name="T14">param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5"><text:tab/></text:span><text:span text:style-name="T16">: (</text:span><text:span text:style-name="T14">var_type</text:span><text:span text:style-name="T15"> </text:span><text:span text:style-name="T26">ID </text:span><text:span text:style-name="T16">(</text:span><text:span text:style-name="T18">','</text:span><text:span text:style-name="T19"> </text:span><text:span text:style-name="T14">var_type</text:span><text:span text:style-name="T15"> </text:span><text:span text:style-name="T26">ID</text:span><text:span text:style-name="T16">)*)?</text:span><text:span text:style-name="T17"><text:line-break/></text:span><text:span text:style-name="T17"> <text:s text:c="3"/></text:span><text:span text:style-name="T17"><text:tab/></text:span><text:span text:style-name="T17"><text:tab/></text:span><text:span text:style-name="T17"><text:tab/></text:span><text:span text:style-name="T16">;</text:span></text:p>
            <text:list text:continue-numbering="true" text:style-name="L2">
              <text:list-item>
                <text:list>
                  <text:list-item>
                    <text:p><text:span text:style-name="T2">Volání funkce</text:span></text:p>
                  </text:list-item>
                </text:list>
              </text:list-item>
            </text:list>
            <text:p text:style-name="P3"><text:span text:style-name="T14"><text:s/></text:span><text:span text:style-name="T14"><text:tab/></text:span><text:span text:style-name="T14"><text:tab/></text:span><text:span text:style-name="T14"><text:tab/></text:span><text:span text:style-name="T14">call_fnc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5"><text:tab/></text:span><text:span text:style-name="T16">:</text:span><text:span text:style-name="T17"> </text:span><text:span text:style-name="T14">func</text:span><text:span text:style-name="T15"> </text:span><text:span text:style-name="T18">';'</text:span><text:span text:style-name="T19"><text:line-break/></text:span><text:span text:style-name="T19"> <text:s text:c="3"/></text:span><text:span text:style-name="T19"><text:tab/></text:span><text:span text:style-name="T19"><text:tab/></text:span><text:span text:style-name="T19"><text:tab/></text:span><text:span text:style-name="T16">;</text:span></text:p>
            <text:list text:continue-numbering="true" text:style-name="L2">
              <text:list-item>
                <text:list>
                  <text:list-item>
                    <text:p><text:span text:style-name="T2">Návrat z funkce</text:span></text:p>
                  </text:list-item>
                </text:list>
              </text:list-item>
            </text:list>
            <text:p text:style-name="P3"><text:span text:style-name="T15"><text:s/></text:span><text:span text:style-name="T15"><text:tab/></text:span><text:span text:style-name="T15"><text:tab/></text:span><text:span text:style-name="T15"><text:tab/></text:span><text:span text:style-name="T14">r_return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5"><text:tab/></text:span><text:span text:style-name="T16">:</text:span><text:span text:style-name="T17"> </text:span><text:span text:style-name="T18">'return'</text:span><text:span text:style-name="T19"><text:line-break/></text:span><text:span text:style-name="T19"> <text:s text:c="7"/></text:span><text:span text:style-name="T19"><text:tab/></text:span><text:span text:style-name="T19"><text:tab/></text:span><text:span text:style-name="T19"><text:tab/></text:span><text:span text:style-name="T16">(</text:span><text:span text:style-name="T17"> </text:span><text:span text:style-name="T14">ternar_oper</text:span><text:span text:style-name="T15"><text:line-break/></text:span><text:span text:style-name="T15"> <text:s text:c="7"/></text:span><text:span text:style-name="T15"><text:tab/></text:span><text:span text:style-name="T15"><text:tab/></text:span><text:span text:style-name="T15"><text:tab/></text:span><text:span text:style-name="T16">|</text:span><text:span text:style-name="T17"> </text:span><text:span text:style-name="T14">value</text:span><text:span text:style-name="T15"><text:line-break/></text:span><text:span text:style-name="T15"> <text:s text:c="7"/></text:span><text:span text:style-name="T15"><text:tab/></text:span><text:span text:style-name="T15"><text:tab/></text:span><text:span text:style-name="T15"><text:tab/></text:span><text:span text:style-name="T16">|</text:span><text:span text:style-name="T17"> </text:span><text:span text:style-name="T14">func</text:span><text:span text:style-name="T15"><text:line-break/></text:span><text:span text:style-name="T15"> <text:s text:c="7"/></text:span><text:span text:style-name="T15"><text:tab/></text:span><text:span text:style-name="T15"><text:tab/></text:span><text:span text:style-name="T15"><text:tab/></text:span><text:span text:style-name="T16">)</text:span><text:span text:style-name="T17"><text:line-break/></text:span><text:span text:style-name="T17"> <text:s text:c="6"/></text:span><text:span text:style-name="T17"><text:tab/></text:span><text:span text:style-name="T17"><text:tab/></text:span><text:span text:style-name="T17"><text:tab/></text:span><text:span text:style-name="T18">';'</text:span><text:span text:style-name="T19"><text:line-break/></text:span><text:span text:style-name="T19"> <text:s text:c="3"/></text:span><text:span text:style-name="T19"><text:tab/></text:span><text:span text:style-name="T19"><text:tab/></text:span><text:span text:style-name="T19"><text:tab/></text:span><text:span text:style-name="T16">;</text:span></text:p>
            <text:p text:style-name="P3"><text:span text:style-name="T15"><text:s/></text:span><text:span text:style-name="T15"><text:tab/></text:span><text:span text:style-name="T15"><text:tab/></text:span><text:span text:style-name="T15"><text:tab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3" draw:text-style-name="P6" draw:layer="layout" svg:width="26.599cm" svg:height="17.273cm" svg:x="0cm" svg:y="1.5cm" presentation:class="outline" presentation:user-transformed="true">
          <draw:text-box>
            <text:list text:style-name="L2">
              <text:list-item>
                <text:p><text:span text:style-name="T2">Blok</text:span></text:p>
              </text:list-item>
            </text:list>
            <text:p text:style-name="P3"><text:span text:style-name="T15"><text:s/></text:span><text:span text:style-name="T15"><text:tab/></text:span><text:span text:style-name="T15"><text:tab/></text:span><text:span text:style-name="T14">block</text:span><text:span text:style-name="T15"><text:line-break/></text:span><text:span text:style-name="T15"> <text:s text:c="3"/></text:span><text:span text:style-name="T15"><text:tab/></text:span><text:span text:style-name="T15"><text:tab/></text:span><text:span text:style-name="T16">:</text:span><text:span text:style-name="T17"> </text:span><text:span text:style-name="T16">( </text:span><text:span text:style-name="T14">declar</text:span><text:span text:style-name="T16"><text:line-break/></text:span><text:span text:style-name="T16"> <text:s text:c="7"/></text:span><text:span text:style-name="T16"><text:tab/></text:span><text:span text:style-name="T16"><text:tab/></text:span><text:span text:style-name="T16">|</text:span><text:span text:style-name="T14"> const_declar</text:span><text:span text:style-name="T16"><text:line-break/></text:span><text:span text:style-name="T16"> <text:s text:c="7"/></text:span><text:span text:style-name="T16"><text:tab/></text:span><text:span text:style-name="T16"><text:tab/></text:span><text:span text:style-name="T16">| </text:span><text:span text:style-name="T14">def</text:span><text:span text:style-name="T16"><text:line-break/></text:span><text:span text:style-name="T16"> <text:s text:c="7"/></text:span><text:span text:style-name="T16"><text:tab/></text:span><text:span text:style-name="T16"><text:tab/></text:span><text:span text:style-name="T16">| </text:span><text:span text:style-name="T14">loop</text:span><text:span text:style-name="T16"><text:line-break/></text:span><text:span text:style-name="T16"> <text:s text:c="7"/></text:span><text:span text:style-name="T16"><text:tab/></text:span><text:span text:style-name="T16"><text:tab/></text:span><text:span text:style-name="T16">| </text:span><text:span text:style-name="T14">cond</text:span><text:span text:style-name="T16"><text:line-break/></text:span><text:span text:style-name="T16"> <text:s text:c="7"/></text:span><text:span text:style-name="T16"><text:tab/></text:span><text:span text:style-name="T16"><text:tab/></text:span><text:span text:style-name="T16">| </text:span><text:span text:style-name="T14">s_switch</text:span><text:span text:style-name="T16"><text:line-break/></text:span><text:span text:style-name="T16"> <text:s text:c="7"/></text:span><text:span text:style-name="T16"><text:tab/></text:span><text:span text:style-name="T16"><text:tab/></text:span><text:span text:style-name="T16">| </text:span><text:span text:style-name="T14">call_fnc</text:span><text:span text:style-name="T16"><text:line-break/></text:span><text:span text:style-name="T16"> <text:s text:c="7"/></text:span><text:span text:style-name="T16"><text:tab/></text:span><text:span text:style-name="T16"><text:tab/></text:span><text:span text:style-name="T16">)*</text:span><text:span text:style-name="T16"><text:line-break/></text:span><text:span text:style-name="T16"> <text:s text:c="6"/></text:span><text:span text:style-name="T16"><text:tab/></text:span><text:span text:style-name="T16"> </text:span><text:span text:style-name="T14">r_return</text:span><text:span text:style-name="T16">?</text:span><text:span text:style-name="T17"><text:line-break/></text:span><text:span text:style-name="T17"> <text:s text:c="3"/></text:span><text:span text:style-name="T17"><text:tab/></text:span><text:span text:style-name="T17"> <text:s/></text:span><text:span text:style-name="T16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layer="layout" svg:width="25.199cm" svg:height="3.506cm" svg:x="1.301cm" svg:y="5.494cm" presentation:class="title" presentation:user-transformed="true">
          <draw:text-box>
            <text:p>Děkujeme za pozornost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bez_20_čáry" style:display-name="Objekt bez výplně a bez čáry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H41M59S</meta:editing-duration>
    <meta:editing-cycles>65</meta:editing-cycles>
    <meta:generator>OpenOffice/4.1.0$Win32 OpenOffice.org_project/410m18$Build-9764</meta:generator>
    <dc:date>2017-10-30T09:04:01.45</dc:date>
    <meta:document-statistic meta:object-count="64"/>
  </office:meta>
</office:document-meta>
</file>